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Whitney" svg:font-family="Whitney, 'Helvetica Neue', Helvetica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2" style:family="paragraph" style:parent-style-name="Standard">
      <style:text-properties officeooo:paragraph-rsid="0017e945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officeooo:rsid="0017e945" officeooo:paragraph-rsid="0017e945" style:font-style-asian="normal" style:font-weight-asian="normal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officeooo:rsid="0018552d" officeooo:paragraph-rsid="0018552d" style:font-style-asian="normal" style:font-weight-asian="normal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T1" style:family="text"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T2" style:family="text">
      <style:text-properties fo:font-variant="normal" fo:text-transform="none" fo:color="#000000" loext:opacity="100%" fo:letter-spacing="normal" fo:font-style="normal" fo:font-weight="normal" officeooo:rsid="0016f6f3" style:font-style-asian="normal" style:font-weight-asian="normal"/>
    </style:style>
    <style:style style:name="T3" style:family="text">
      <style:text-properties fo:font-variant="normal" fo:text-transform="none" fo:color="#000000" loext:opacity="100%" fo:font-size="18pt" fo:letter-spacing="normal" fo:font-style="normal" fo:font-weight="normal" style:font-size-asian="18pt" style:font-style-asian="normal" style:font-weight-asian="normal" style:font-size-complex="18pt"/>
    </style:style>
    <style:style style:name="T4" style:family="text">
      <style:text-properties fo:font-variant="normal" fo:text-transform="none" fo:color="#000000" loext:opacity="100%" fo:font-size="18pt" fo:letter-spacing="normal" fo:font-style="normal" fo:font-weight="normal" officeooo:rsid="0017e945" style:font-size-asian="18pt" style:font-style-asian="normal" style:font-weight-asian="normal" style:font-size-complex="18pt"/>
    </style:style>
    <style:style style:name="T5" style:family="text">
      <style:text-properties officeooo:rsid="0017e94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3">The People’s Assembly, convening on the </text:span><text:span text:style-name="T4">11th</text:span><text:span text:style-name="T3"> of </text:span><text:span text:style-name="T4">November</text:span><text:span text:style-name="T3"> 2020 under the </text:span><text:span text:style-name="T4">31st</text:span><text:span text:style-name="T3"> PA Meeting.</text:span></text:p>
      <text:p text:style-name="P1"/>
      <text:p text:style-name="P1">The Assembly, recognising the current situation,</text:p>
      <text:p text:style-name="P1"/>
      <text:p text:style-name="P4">Constitutes the need to recommend all states and communities to build an embassy in Osbos, Azuristan</text:p>
      <text:p text:style-name="P1"/>
      <text:p text:style-name="P1">And proceeds.</text:p>
      <text:p text:style-name="P1"/>
      <text:p text:style-name="P1">Signed by,</text:p>
      <text:p text:style-name="P5">RedPanda_4</text:p>
      <text:p text:style-name="P1"/>
      <text:p text:style-name="P1"/>
      <text:p text:style-name="P1"/>
      <text:p text:style-name="P2"><text:span text:style-name="T1">[</text:span><text:span text:style-name="T2">Motion 31-2: To recommend that all states and communities have an embassy in Osbos, Azuristan</text:span><text:span text:style-name="T1">]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Whitney" svg:font-family="Whitney, 'Helvetica Neue', Helvetica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dc:date>2020-11-11T19:05:04.044708703</dc:date>
    <meta:editing-duration>PT4M20S</meta:editing-duration>
    <meta:editing-cycles>4</meta:editing-cycles>
    <meta:generator>LibreOffice/7.0.2.2$Linux_X86_64 LibreOffice_project/3a01483fc371ab18cfca4bab0d636937da5eaf70</meta:generator>
    <meta:document-statistic meta:table-count="0" meta:image-count="0" meta:object-count="0" meta:page-count="1" meta:paragraph-count="7" meta:word-count="57" meta:character-count="364" meta:non-whitespace-character-count="314"/>
  </office:meta>
</office:document-meta>
</file>